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db8" officeooo:paragraph-rsid="00129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 1bit, puis 4 bit anticipation de la retune</text:p>
      <text:p text:style-name="P1"/>
      <text:p text:style-name="P1">principe de fonctionnement, calcule de retuenu antisipation, expliquer comment ça fonctionione, présenter ( entrer sortie )</text:p>
      <text:p text:style-name="P1"/>
      <text:p text:style-name="P1">AUL : fair e des opération toute a chaque instant, bonne valeur en fonction d’un code d’opération </text:p>
      <text:p text:style-name="P1">comment fait les flags</text:p>
      <text:p text:style-name="P1"/>
      <text:p text:style-name="P1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1:40:40.393453536</meta:creation-date>
    <dc:date>2021-10-12T11:43:31.336045587</dc:date>
    <meta:editing-duration>PT2M51S</meta:editing-duration>
    <meta:editing-cycles>1</meta:editing-cycles>
    <meta:document-statistic meta:table-count="0" meta:image-count="0" meta:object-count="0" meta:page-count="1" meta:paragraph-count="5" meta:word-count="47" meta:character-count="304" meta:non-whitespace-character-count="261"/>
    <meta:generator>LibreOffice/7.0.4.2$Linux_X86_64 LibreOffice_project/00$Build-2</meta:generator>
  </office:meta>
</office:document-meta>
</file>